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1" manifest:media-type=""/>
  <manifest:file-entry manifest:full-path="ObjectReplacements/Object 33" manifest:media-type=""/>
  <manifest:file-entry manifest:full-path="ObjectReplacements/Object 3" manifest:media-type=""/>
  <manifest:file-entry manifest:full-path="ObjectReplacements/Object 35" manifest:media-type=""/>
  <manifest:file-entry manifest:full-path="ObjectReplacements/Object 5" manifest:media-type=""/>
  <manifest:file-entry manifest:full-path="ObjectReplacements/Object 37" manifest:media-type=""/>
  <manifest:file-entry manifest:full-path="ObjectReplacements/Object 7" manifest:media-type=""/>
  <manifest:file-entry manifest:full-path="ObjectReplacements/Object 39" manifest:media-type=""/>
  <manifest:file-entry manifest:full-path="ObjectReplacements/Object 9" manifest:media-type=""/>
  <manifest:file-entry manifest:full-path="ObjectReplacements/Object 11" manifest:media-type=""/>
  <manifest:file-entry manifest:full-path="ObjectReplacements/Object 13" manifest:media-type=""/>
  <manifest:file-entry manifest:full-path="ObjectReplacements/Object 15" manifest:media-type=""/>
  <manifest:file-entry manifest:full-path="ObjectReplacements/Object 17" manifest:media-type=""/>
  <manifest:file-entry manifest:full-path="ObjectReplacements/Object 19" manifest:media-type=""/>
  <manifest:file-entry manifest:full-path="ObjectReplacements/Object 21" manifest:media-type=""/>
  <manifest:file-entry manifest:full-path="ObjectReplacements/Object 23" manifest:media-type=""/>
  <manifest:file-entry manifest:full-path="ObjectReplacements/Object 25" manifest:media-type=""/>
  <manifest:file-entry manifest:full-path="ObjectReplacements/Object 27" manifest:media-type=""/>
  <manifest:file-entry manifest:full-path="ObjectReplacements/Object 29" manifest:media-type=""/>
  <manifest:file-entry manifest:full-path="ObjectReplacements/Object 41" manifest:media-type="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mbria Math" svg:font-family="'Cambria Math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6.833cm" fo:margin-left="0.199cm" fo:margin-top="0cm" fo:margin-bottom="0cm" table:align="left" style:writing-mode="lr-tb"/>
    </style:style>
    <style:style style:name="Таблица1.A" style:family="table-column">
      <style:table-column-properties style:column-width="2.217cm"/>
    </style:style>
    <style:style style:name="Таблица1.B" style:family="table-column">
      <style:table-column-properties style:column-width="8.19cm"/>
    </style:style>
    <style:style style:name="Таблица1.C" style:family="table-column">
      <style:table-column-properties style:column-width="6.426cm"/>
    </style:style>
    <style:style style:name="Таблица1.1" style:family="table-row">
      <style:table-row-properties style:min-row-height="0.716cm"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1.C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.2" style:family="table-row">
      <style:table-row-properties style:min-row-height="0.769cm" fo:keep-together="auto"/>
    </style:style>
    <style:style style:name="Таблица1.17" style:family="table-row">
      <style:table-row-properties style:min-row-height="0.734cm" fo:keep-together="auto"/>
    </style:style>
    <style:style style:name="P1" style:family="paragraph" style:parent-style-name="Standard">
      <style:text-properties officeooo:rsid="001f5e7d" officeooo:paragraph-rsid="001f5e7d"/>
    </style:style>
    <style:style style:name="P2" style:family="paragraph" style:parent-style-name="Standard" style:list-style-name="L1">
      <style:text-properties officeooo:rsid="001f5e7d" officeooo:paragraph-rsid="001f5e7d"/>
    </style:style>
    <style:style style:name="P3" style:family="paragraph" style:parent-style-name="Standard" style:list-style-name="L1">
      <style:text-properties officeooo:rsid="001f5e7d" officeooo:paragraph-rsid="0021f81e"/>
    </style:style>
    <style:style style:name="P4" style:family="paragraph" style:parent-style-name="Standard">
      <style:text-properties officeooo:rsid="001f5e7d" officeooo:paragraph-rsid="00236f7c"/>
    </style:style>
    <style:style style:name="P5" style:family="paragraph" style:parent-style-name="Standard">
      <style:text-properties officeooo:rsid="001f5e7d" officeooo:paragraph-rsid="002623d4"/>
    </style:style>
    <style:style style:name="P6" style:family="paragraph" style:parent-style-name="Standard">
      <style:text-properties officeooo:rsid="001f5e7d" officeooo:paragraph-rsid="00277c69"/>
    </style:style>
    <style:style style:name="P7" style:family="paragraph" style:parent-style-name="Standard">
      <style:text-properties officeooo:rsid="001f5e7d" officeooo:paragraph-rsid="002c63a5"/>
    </style:style>
    <style:style style:name="P8" style:family="paragraph" style:parent-style-name="Standard">
      <style:paragraph-properties fo:text-align="center" style:justify-single-word="false" fo:orphans="0" fo:widows="0"/>
      <style:text-properties officeooo:paragraph-rsid="001f5e7d"/>
    </style:style>
    <style:style style:name="P9" style:family="paragraph" style:parent-style-name="Standard">
      <style:paragraph-properties fo:text-align="center" style:justify-single-word="false"/>
      <style:text-properties fo:font-size="16pt" officeooo:rsid="001f5e7d" officeooo:paragraph-rsid="001f5e7d" style:font-size-asian="16pt" style:font-size-complex="16pt"/>
    </style:style>
    <style:style style:name="P10" style:family="paragraph" style:parent-style-name="Standard" style:list-style-name="L1">
      <style:text-properties officeooo:rsid="0024b8a4" officeooo:paragraph-rsid="0024b8a4"/>
    </style:style>
    <style:style style:name="P11" style:family="paragraph" style:parent-style-name="Standard" style:list-style-name="L1">
      <style:text-properties officeooo:rsid="0024b8a4" officeooo:paragraph-rsid="002623d4"/>
    </style:style>
    <style:style style:name="P12" style:family="paragraph" style:parent-style-name="Standard">
      <style:text-properties officeooo:rsid="0024b8a4" officeooo:paragraph-rsid="0024b8a4"/>
    </style:style>
    <style:style style:name="P13" style:family="paragraph" style:parent-style-name="Standard" style:list-style-name="L1">
      <style:text-properties officeooo:rsid="002623d4" officeooo:paragraph-rsid="002623d4"/>
    </style:style>
    <style:style style:name="P14" style:family="paragraph" style:parent-style-name="Standard" style:list-style-name="L1">
      <style:text-properties officeooo:rsid="002623d4" officeooo:paragraph-rsid="00277c69"/>
    </style:style>
    <style:style style:name="P15" style:family="paragraph" style:parent-style-name="Standard" style:list-style-name="L1">
      <style:text-properties officeooo:rsid="002623d4" officeooo:paragraph-rsid="002c63a5"/>
    </style:style>
    <style:style style:name="P16" style:family="paragraph" style:parent-style-name="Standard">
      <style:text-properties officeooo:rsid="002623d4" officeooo:paragraph-rsid="002623d4"/>
    </style:style>
    <style:style style:name="P17" style:family="paragraph" style:parent-style-name="Standard">
      <style:text-properties officeooo:rsid="002623d4" officeooo:paragraph-rsid="002c63a5"/>
    </style:style>
    <style:style style:name="P18" style:family="paragraph" style:parent-style-name="Standard" style:list-style-name="L1">
      <style:text-properties officeooo:rsid="00277c69" officeooo:paragraph-rsid="00277c69"/>
    </style:style>
    <style:style style:name="P19" style:family="paragraph" style:parent-style-name="Standard" style:list-style-name="L1">
      <style:text-properties officeooo:rsid="00277c69" officeooo:paragraph-rsid="002c63a5"/>
    </style:style>
    <style:style style:name="P20" style:family="paragraph" style:parent-style-name="Standard">
      <style:text-properties officeooo:rsid="00277c69" officeooo:paragraph-rsid="002c63a5"/>
    </style:style>
    <style:style style:name="P21" style:family="paragraph" style:parent-style-name="Standard">
      <style:paragraph-properties fo:text-align="center" style:justify-single-word="false" fo:orphans="0" fo:widows="0"/>
      <style:text-properties officeooo:rsid="002813e3" officeooo:paragraph-rsid="002813e3"/>
    </style:style>
    <style:style style:name="P22" style:family="paragraph" style:parent-style-name="Standard">
      <style:paragraph-properties fo:text-align="center" style:justify-single-word="false" fo:orphans="0" fo:widows="0"/>
      <style:text-properties fo:language="en" fo:country="US" officeooo:rsid="002813e3" officeooo:paragraph-rsid="002813e3"/>
    </style:style>
    <style:style style:name="P23" style:family="paragraph" style:parent-style-name="Standard">
      <style:paragraph-properties fo:text-align="center" style:justify-single-word="false" fo:orphans="0" fo:widows="0"/>
      <style:text-properties fo:language="en" fo:country="US" officeooo:rsid="0028bebd" officeooo:paragraph-rsid="0028bebd"/>
    </style:style>
    <style:style style:name="P24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officeooo:rsid="002b3835" officeooo:paragraph-rsid="002b3835"/>
    </style:style>
    <style:style style:name="P25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2c288e" officeooo:paragraph-rsid="002c288e"/>
    </style:style>
    <style:style style:name="P26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2b3835"/>
    </style:style>
    <style:style style:name="P27" style:family="paragraph" style:parent-style-name="Standard">
      <style:paragraph-properties fo:margin-left="0cm" fo:margin-right="0cm" fo:text-align="start" style:justify-single-word="false" fo:orphans="0" fo:widows="0" fo:text-indent="0.99cm" style:auto-text-indent="false"/>
      <style:text-properties officeooo:paragraph-rsid="001f5e7d"/>
    </style:style>
    <style:style style:name="P2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officeooo:paragraph-rsid="0029bf35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rsid="002b3835" officeooo:paragraph-rsid="002b3835"/>
    </style:style>
    <style:style style:name="T1" style:family="text">
      <style:text-properties fo:language="en" fo:country="US"/>
    </style:style>
    <style:style style:name="T2" style:family="text">
      <style:text-properties officeooo:rsid="0021f81e"/>
    </style:style>
    <style:style style:name="T3" style:family="text">
      <style:text-properties officeooo:rsid="00236f7c"/>
    </style:style>
    <style:style style:name="T4" style:family="text">
      <style:text-properties officeooo:rsid="002623d4"/>
    </style:style>
    <style:style style:name="T5" style:family="text">
      <style:text-properties officeooo:rsid="00277c69"/>
    </style:style>
    <style:style style:name="T6" style:family="text">
      <style:text-properties officeooo:rsid="002813e3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29bf35"/>
    </style:style>
    <style:style style:name="T9" style:family="text">
      <style:text-properties fo:language="ru" fo:country="RU" officeooo:rsid="0029d436"/>
    </style:style>
    <style:style style:name="T10" style:family="text">
      <style:text-properties fo:language="ru" fo:country="RU" officeooo:rsid="002c288e"/>
    </style:style>
    <style:style style:name="T11" style:family="text">
      <style:text-properties officeooo:rsid="002aa145"/>
    </style:style>
    <style:style style:name="T12" style:family="text">
      <style:text-properties officeooo:rsid="002c63a5"/>
    </style:style>
    <style:style style:name="T13" style:family="text">
      <style:text-properties fo:font-weight="bold" officeooo:rsid="002c63a5" style:font-weight-asian="bold" style:font-weight-complex="bold"/>
    </style:style>
    <style:style style:name="fr1" style:family="graphic" style:parent-style-name="Formula">
      <style:graphic-properties fo:margin-left="0cm" fo:margin-right="0cm" fo:margin-top="0cm" fo:margin-bottom="0cm" style:vertical-pos="from-top" draw:ole-draw-aspect="1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Условия лабораторных работ №2-7 по курсу «Методы оптимизации»<text:line-break/><text:span text:style-name="T11">(ФН2, осенний семестр 2022)</text:span></text:p>
      <text:p text:style-name="P1"/>
      <text:p text:style-name="P1">Лабораторная работа №2. Градиентный спуск.</text:p>
      <text:list xml:id="list1537460916" text:style-name="L1">
        <text:list-item>
          <text:p text:style-name="P2">метод наискорейшего спуска;</text:p>
        </text:list-item>
        <text:list-item>
          <text:p text:style-name="P2">метод градиентного спуска с дроблением шага.<text:line-break/></text:p>
        </text:list-item>
      </text:list>
      <text:p text:style-name="P1">Лабораторная работа №3 Сопряженные направления.</text:p>
      <text:list xml:id="list144903236315052" text:continue-numbering="true" text:style-name="L1">
        <text:list-item>
          <text:p text:style-name="P2">метод сопряженных градиентов;</text:p>
        </text:list-item>
        <text:list-item>
          <text:p text:style-name="P2">метод Флетчера-Ривса;</text:p>
        </text:list-item>
        <text:list-item>
          <text:p text:style-name="P2">метод Полака-Рибьера.</text:p>
          <text:p text:style-name="P2"/>
        </text:list-item>
      </text:list>
      <text:p text:style-name="P1">Лабораторная работа №4. Метод Ньютона.</text:p>
      <text:list xml:id="list144903227180129" text:continue-numbering="true" text:style-name="L1">
        <text:list-item>
          <text:p text:style-name="P3"><text:span text:style-name="T2">классический метод Ньютона</text:span></text:p>
        </text:list-item>
        <text:list-item>
          <text:p text:style-name="P3"><text:span text:style-name="T2">модификация метода Ньютона с наискорейшим;</text:span></text:p>
        </text:list-item>
        <text:list-item>
          <text:p text:style-name="P3"><text:span text:style-name="T2">модификация метода Ньютона — метод Марквардта (при необходимости)</text:span>.</text:p>
          <text:p text:style-name="P3"/>
        </text:list-item>
      </text:list>
      <text:p text:style-name="P4">Лабораторная работа №<text:span text:style-name="T3">5</text:span>. <text:span text:style-name="T3">Квазиньютоновские методы</text:span>.</text:p>
      <text:list xml:id="list144903716169734" text:continue-numbering="true" text:style-name="L1">
        <text:list-item>
          <text:p text:style-name="P10">метод ДФП;</text:p>
        </text:list-item>
        <text:list-item>
          <text:p text:style-name="P10">метод БФШ (БПГШ);</text:p>
        </text:list-item>
        <text:list-item>
          <text:p text:style-name="P10">метод Пауэлла.</text:p>
        </text:list-item>
      </text:list>
      <text:p text:style-name="P12"/>
      <text:p text:style-name="P5">Лабораторная работа №<text:span text:style-name="T4">6</text:span>. <text:span text:style-name="T4">Методы прямого поиска</text:span>.</text:p>
      <text:list xml:id="list144903891488416" text:continue-numbering="true" text:style-name="L1">
        <text:list-item>
          <text:p text:style-name="P13">метод циклического покоординатного спуска;</text:p>
        </text:list-item>
        <text:list-item>
          <text:p text:style-name="P11">метод <text:span text:style-name="T4">Хука-Дживса;</text:span></text:p>
        </text:list-item>
        <text:list-item>
          <text:p text:style-name="P13">метод Розенброка.</text:p>
        </text:list-item>
      </text:list>
      <text:p text:style-name="P16"/>
      <text:p text:style-name="P6">Лабораторная работа №<text:span text:style-name="T5">7</text:span>. <text:span text:style-name="T5">Симплекс-метод</text:span>.</text:p>
      <text:list xml:id="list144903142100484" text:continue-numbering="true" text:style-name="L1">
        <text:list-item>
          <text:p text:style-name="P14"><text:span text:style-name="T5">регулярный симплекс</text:span>;</text:p>
        </text:list-item>
        <text:list-item>
          <text:p text:style-name="P18">нерегулярный симплекс (метод Нелдера-Мида).</text:p>
        </text:list-item>
      </text:list>
      <text:p text:style-name="P17"/>
      <text:p text:style-name="P7">Лабораторная работа №<text:span text:style-name="T12">8</text:span>. <text:span text:style-name="T12">Методы последовательной безусловной минимизации. <text:line-break/></text:span><text:span text:style-name="T13">(для этой лабораторной работы будут выданы позже допустимые множества, на которых нужно решить задачу нелинейного программирования</text:span><text:span text:style-name="T12">)</text:span></text:p>
      <text:list xml:id="list144904234339686" text:continue-numbering="true" text:style-name="L1">
        <text:list-item>
          <text:p text:style-name="P15"><text:span text:style-name="T12">метод барьерных функций</text:span>;</text:p>
        </text:list-item>
        <text:list-item>
          <text:p text:style-name="P19"><text:span text:style-name="T12">метод внешних штрафных функций</text:span>.</text:p>
        </text:list-item>
      </text:list>
      <text:p text:style-name="P20"/>
      <text:p text:style-name="P28"><text:span text:style-name="T8">Во всех лабораторных работах необходимо найти с заданной точностью точку минимума и минимальное значение целевой функции. Начинать всегда с квадратичной функции (аналитически для нее найти точное решение, с котором сравнивать полученное численное). Далее исследовать функцию Розенброка </text:span><text:span text:style-name="T8"><draw:frame draw:style-name="fr1" draw:name="Объект3" text:anchor-type="as-char" svg:y="-0.437cm" svg:width="4.874cm" svg:height="0.557cm" draw:z-index="21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8"><text:s/></text:span><text:span text:style-name="T9">различными параметрами </text:span><text:span text:style-name="T9"><draw:frame draw:style-name="fr1" draw:name="Объект1" text:anchor-type="as-char" svg:y="-0.215cm" svg:width="0.323cm" svg:height="0.242cm" draw:z-index="22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9">. При исследовании для каждой функции брать два параметра точности поиска </text:span><text:span text:style-name="T9"><draw:frame draw:style-name="fr1" draw:name="Объект5" text:anchor-type="as-char" svg:y="-0.377cm" svg:width="1.342cm" svg:height="0.467cm" draw:z-index="23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9"><text:s/>и </text:span><text:span text:style-name="T9"><draw:frame draw:style-name="fr1" draw:name="Объект7" text:anchor-type="as-char" svg:y="-0.377cm" svg:width="2.187cm" svg:height="0.467cm" draw:z-index="24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9">. </text:span><text:span text:style-name="T10">Варианты заданий даны в таблице ниже. </text:span><text:span text:style-name="T9">Также для каждой функции и каждого параметра точности поиска взять две различные (существенно различные) начальные точки. Начальные точки выбрать самостоятельно. </text:span></text:p>
      <text:p text:style-name="P29"><text:span text:style-name="T9">В </text:span><text:span text:style-name="T7">методах, в которых необходимо проводить одномерную минимизацию (например в наискорейшем спуске), использовать свой метод золотого сечения, реализованный в лабораторной работе №1.</text:span></text:p>
      <text:p text:style-name="P29"><text:span text:style-name="T7"><text:line-break/><text:line-break/></text:span><text:soft-page-break/><text:span text:style-name="T7">В результате исследований должно быть выявлено влияние на стоимость методов (количество вычисленных значений целевой функции)</text:span></text:p>
      <text:list xml:id="list4130962935" text:style-name="L2">
        <text:list-item>
          <text:p text:style-name="P24"><text:span text:style-name="T7">параметров точности поиска;</text:span></text:p>
        </text:list-item>
        <text:list-item>
          <text:p text:style-name="P24"><text:span text:style-name="T7">начальной точки;</text:span></text:p>
        </text:list-item>
        <text:list-item>
          <text:p text:style-name="P24"><text:span text:style-name="T7">выпуклости (переход от квадратичной функции к функции Розенброка);</text:span></text:p>
        </text:list-item>
        <text:list-item>
          <text:p text:style-name="P24"><text:span text:style-name="T7">овражности функции (параметра </text:span><text:span text:style-name="T7"><draw:frame draw:style-name="fr1" draw:name="Объект9" text:anchor-type="as-char" svg:y="-0.215cm" svg:width="0.323cm" svg:height="0.242cm" draw:z-index="25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7"><text:s/>в функции Розенброка).</text:span></text:p>
        </text:list-item>
      </text:list>
      <text:p text:style-name="P2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8">№ вар-та</text:p>
          </table:table-cell>
          <table:table-cell table:style-name="Таблица1.A1" office:value-type="string">
            <text:p text:style-name="P8"><text:span text:style-name="T6">Квадратичная функция</text:span></text:p>
          </table:table-cell>
          <table:table-cell table:style-name="Таблица1.C1" office:value-type="string">
            <text:p text:style-name="P21">Параметры <draw:frame draw:style-name="fr1" draw:name="Объект41" text:anchor-type="as-char" svg:y="-0.215cm" svg:width="0.323cm" svg:height="0.242cm" draw:z-index="20"><draw:object xlink:href="./Object 1" xlink:type="simple" xlink:show="embed" xlink:actuate="onLoad"/><draw:image xlink:href="./ObjectReplacements/Object 1" xlink:type="simple" xlink:show="embed" xlink:actuate="onLoad"/><svg:desc>формула</svg:desc></draw:frame>для<text:line-break/>функции Розенброка</text:p>
          </table:table-cell>
        </table:table-row>
        <table:table-row table:style-name="Таблица1.2">
          <table:table-cell table:style-name="Таблица1.A1" office:value-type="string">
            <text:p text:style-name="P8">1</text:p>
          </table:table-cell>
          <table:table-cell table:style-name="Таблица1.A1" office:value-type="string">
            <text:p text:style-name="P27"><draw:frame draw:style-name="fr2" draw:name="Объект2" text:anchor-type="as-char" svg:width="6.186cm" svg:height="0.554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1.C1" office:value-type="string">
            <text:p text:style-name="P22">1, 10</text:p>
          </table:table-cell>
        </table:table-row>
        <table:table-row table:style-name="Таблица1.2">
          <table:table-cell table:style-name="Таблица1.A1" office:value-type="string">
            <text:p text:style-name="P8">2</text:p>
          </table:table-cell>
          <table:table-cell table:style-name="Таблица1.A1" office:value-type="string">
            <text:p text:style-name="P27"><draw:frame draw:style-name="fr2" draw:name="Объект4" text:anchor-type="as-char" svg:width="5.816cm" svg:height="0.554cm" draw:z-index="1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  <table:table-cell table:style-name="Таблица1.C1" office:value-type="string">
            <text:p text:style-name="P22">2, 50</text:p>
          </table:table-cell>
        </table:table-row>
        <table:table-row table:style-name="Таблица1.2">
          <table:table-cell table:style-name="Таблица1.A1" office:value-type="string">
            <text:p text:style-name="P8">3</text:p>
          </table:table-cell>
          <table:table-cell table:style-name="Таблица1.A1" office:value-type="string">
            <text:p text:style-name="P27"><draw:frame draw:style-name="fr2" draw:name="Объект6" text:anchor-type="as-char" svg:width="5.731cm" svg:height="0.554cm" draw:z-index="2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Таблица1.C1" office:value-type="string">
            <text:p text:style-name="P22">10, 127</text:p>
          </table:table-cell>
        </table:table-row>
        <table:table-row table:style-name="Таблица1.2">
          <table:table-cell table:style-name="Таблица1.A1" office:value-type="string">
            <text:p text:style-name="P8">4</text:p>
          </table:table-cell>
          <table:table-cell table:style-name="Таблица1.A1" office:value-type="string">
            <text:p text:style-name="P27"><draw:frame draw:style-name="fr2" draw:name="Объект8" text:anchor-type="as-char" svg:width="5.729cm" svg:height="0.554cm" draw:z-index="3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table-cell table:style-name="Таблица1.C1" office:value-type="string">
            <text:p text:style-name="P22">5, 75</text:p>
          </table:table-cell>
        </table:table-row>
        <table:table-row table:style-name="Таблица1.2">
          <table:table-cell table:style-name="Таблица1.A1" office:value-type="string">
            <text:p text:style-name="P8">5</text:p>
          </table:table-cell>
          <table:table-cell table:style-name="Таблица1.A1" office:value-type="string">
            <text:p text:style-name="P27"><draw:frame draw:style-name="fr2" draw:name="Объект10" text:anchor-type="as-char" svg:width="5.436cm" svg:height="0.554cm" draw:z-index="4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Таблица1.C1" office:value-type="string">
            <text:p text:style-name="P22">12, 150</text:p>
          </table:table-cell>
        </table:table-row>
        <table:table-row table:style-name="Таблица1.2">
          <table:table-cell table:style-name="Таблица1.A1" office:value-type="string">
            <text:p text:style-name="P8">6</text:p>
          </table:table-cell>
          <table:table-cell table:style-name="Таблица1.A1" office:value-type="string">
            <text:p text:style-name="P27"><draw:frame draw:style-name="fr2" draw:name="Объект12" text:anchor-type="as-char" svg:width="5.382cm" svg:height="0.554cm" draw:z-index="5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  <table:table-cell table:style-name="Таблица1.C1" office:value-type="string">
            <text:p text:style-name="P23">15, 200</text:p>
          </table:table-cell>
        </table:table-row>
        <table:table-row table:style-name="Таблица1.2">
          <table:table-cell table:style-name="Таблица1.A1" office:value-type="string">
            <text:p text:style-name="P8">7</text:p>
          </table:table-cell>
          <table:table-cell table:style-name="Таблица1.A1" office:value-type="string">
            <text:p text:style-name="P27"><draw:frame draw:style-name="fr2" draw:name="Объект14" text:anchor-type="as-char" svg:width="6.186cm" svg:height="0.554cm" draw:z-index="6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  <table:table-cell table:style-name="Таблица1.C1" office:value-type="string">
            <text:p text:style-name="P23">7, 200</text:p>
          </table:table-cell>
        </table:table-row>
        <table:table-row table:style-name="Таблица1.2">
          <table:table-cell table:style-name="Таблица1.A1" office:value-type="string">
            <text:p text:style-name="P8">8</text:p>
          </table:table-cell>
          <table:table-cell table:style-name="Таблица1.A1" office:value-type="string">
            <text:p text:style-name="P27"><draw:frame draw:style-name="fr2" draw:name="Объект16" text:anchor-type="as-char" svg:width="5.816cm" svg:height="0.554cm" draw:z-index="7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  <table:table-cell table:style-name="Таблица1.C1" office:value-type="string">
            <text:p text:style-name="P23">3, 150</text:p>
          </table:table-cell>
        </table:table-row>
        <table:table-row table:style-name="Таблица1.2">
          <table:table-cell table:style-name="Таблица1.A1" office:value-type="string">
            <text:p text:style-name="P8">9</text:p>
          </table:table-cell>
          <table:table-cell table:style-name="Таблица1.A1" office:value-type="string">
            <text:p text:style-name="P27"><draw:frame draw:style-name="fr2" draw:name="Объект18" text:anchor-type="as-char" svg:width="5.731cm" svg:height="0.554cm" draw:z-index="8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table-cell table:style-name="Таблица1.C1" office:value-type="string">
            <text:p text:style-name="P23">10, 200</text:p>
          </table:table-cell>
        </table:table-row>
        <table:table-row table:style-name="Таблица1.2">
          <table:table-cell table:style-name="Таблица1.A1" office:value-type="string">
            <text:p text:style-name="P8">10</text:p>
          </table:table-cell>
          <table:table-cell table:style-name="Таблица1.A1" office:value-type="string">
            <text:p text:style-name="P27"><draw:frame draw:style-name="fr2" draw:name="Объект20" text:anchor-type="as-char" svg:width="5.729cm" svg:height="0.554cm" draw:z-index="9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table-cell table:style-name="Таблица1.C1" office:value-type="string">
            <text:p text:style-name="P23">4, 90</text:p>
          </table:table-cell>
        </table:table-row>
        <table:table-row table:style-name="Таблица1.2">
          <table:table-cell table:style-name="Таблица1.A1" office:value-type="string">
            <text:p text:style-name="P8">11</text:p>
          </table:table-cell>
          <table:table-cell table:style-name="Таблица1.A1" office:value-type="string">
            <text:p text:style-name="P27"><draw:frame draw:style-name="fr2" draw:name="Объект22" text:anchor-type="as-char" svg:width="5.436cm" svg:height="0.554cm" draw:z-index="10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</table:table-cell>
          <table:table-cell table:style-name="Таблица1.C1" office:value-type="string">
            <text:p text:style-name="P23">3, 120</text:p>
          </table:table-cell>
        </table:table-row>
        <table:table-row table:style-name="Таблица1.2">
          <table:table-cell table:style-name="Таблица1.A1" office:value-type="string">
            <text:p text:style-name="P8">12</text:p>
          </table:table-cell>
          <table:table-cell table:style-name="Таблица1.A1" office:value-type="string">
            <text:p text:style-name="P27"><draw:frame draw:style-name="fr2" draw:name="Объект24" text:anchor-type="as-char" svg:width="5.382cm" svg:height="0.554cm" draw:z-index="11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  <table:table-cell table:style-name="Таблица1.C1" office:value-type="string">
            <text:p text:style-name="P23">8, 128</text:p>
          </table:table-cell>
        </table:table-row>
        <table:table-row table:style-name="Таблица1.2">
          <table:table-cell table:style-name="Таблица1.A1" office:value-type="string">
            <text:p text:style-name="P8">13</text:p>
          </table:table-cell>
          <table:table-cell table:style-name="Таблица1.A1" office:value-type="string">
            <text:p text:style-name="P27"><draw:frame draw:style-name="fr2" draw:name="Объект26" text:anchor-type="as-char" svg:width="6.186cm" svg:height="0.554cm" draw:z-index="12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</table:table-cell>
          <table:table-cell table:style-name="Таблица1.C1" office:value-type="string">
            <text:p text:style-name="P23">1, 120</text:p>
          </table:table-cell>
        </table:table-row>
        <table:table-row table:style-name="Таблица1.2">
          <table:table-cell table:style-name="Таблица1.A1" office:value-type="string">
            <text:p text:style-name="P8">14</text:p>
          </table:table-cell>
          <table:table-cell table:style-name="Таблица1.A1" office:value-type="string">
            <text:p text:style-name="P27"><draw:frame draw:style-name="fr2" draw:name="Объект28" text:anchor-type="as-char" svg:width="5.816cm" svg:height="0.554cm" draw:z-index="13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    </table:table-cell>
          <table:table-cell table:style-name="Таблица1.C1" office:value-type="string">
            <text:p text:style-name="P23">1, 200</text:p>
          </table:table-cell>
        </table:table-row>
        <table:table-row table:style-name="Таблица1.2">
          <table:table-cell table:style-name="Таблица1.A1" office:value-type="string">
            <text:p text:style-name="P8">15</text:p>
          </table:table-cell>
          <table:table-cell table:style-name="Таблица1.A1" office:value-type="string">
            <text:p text:style-name="P27"><draw:frame draw:style-name="fr2" draw:name="Объект30" text:anchor-type="as-char" svg:width="5.731cm" svg:height="0.554cm" draw:z-index="14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</table:table-cell>
          <table:table-cell table:style-name="Таблица1.C1" office:value-type="string">
            <text:p text:style-name="P23">15, 200</text:p>
          </table:table-cell>
        </table:table-row>
        <table:table-row table:style-name="Таблица1.17">
          <table:table-cell table:style-name="Таблица1.A1" office:value-type="string">
            <text:p text:style-name="P8">16</text:p>
          </table:table-cell>
          <table:table-cell table:style-name="Таблица1.A1" office:value-type="string">
            <text:p text:style-name="P27"><draw:frame draw:style-name="fr2" draw:name="Объект32" text:anchor-type="as-char" svg:width="5.729cm" svg:height="0.554cm" draw:z-index="15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    </table:table-cell>
          <table:table-cell table:style-name="Таблица1.C1" office:value-type="string">
            <text:p text:style-name="P23">5, 100</text:p>
          </table:table-cell>
        </table:table-row>
        <table:table-row table:style-name="Таблица1.2">
          <table:table-cell table:style-name="Таблица1.A1" office:value-type="string">
            <text:p text:style-name="P8">17</text:p>
          </table:table-cell>
          <table:table-cell table:style-name="Таблица1.A1" office:value-type="string">
            <text:p text:style-name="P27"><draw:frame draw:style-name="fr2" draw:name="Объект34" text:anchor-type="as-char" svg:width="5.436cm" svg:height="0.554cm" draw:z-index="16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</table:table-cell>
          <table:table-cell table:style-name="Таблица1.C1" office:value-type="string">
            <text:p text:style-name="P23">4, 80</text:p>
          </table:table-cell>
        </table:table-row>
        <table:table-row table:style-name="Таблица1.17">
          <table:table-cell table:style-name="Таблица1.A1" office:value-type="string">
            <text:p text:style-name="P8">18</text:p>
          </table:table-cell>
          <table:table-cell table:style-name="Таблица1.A1" office:value-type="string">
            <text:p text:style-name="P27"><draw:frame draw:style-name="fr2" draw:name="Объект36" text:anchor-type="as-char" svg:width="5.382cm" svg:height="0.554cm" draw:z-index="17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    </table:table-cell>
          <table:table-cell table:style-name="Таблица1.C1" office:value-type="string">
            <text:p text:style-name="P23">50, 250</text:p>
          </table:table-cell>
        </table:table-row>
        <table:table-row table:style-name="Таблица1.2">
          <table:table-cell table:style-name="Таблица1.A1" office:value-type="string">
            <text:p text:style-name="P8">1<text:span text:style-name="T1">9</text:span></text:p>
          </table:table-cell>
          <table:table-cell table:style-name="Таблица1.A1" office:value-type="string">
            <text:p text:style-name="P27"><draw:frame draw:style-name="fr2" draw:name="Объект38" text:anchor-type="as-char" svg:width="5.382cm" svg:height="0.554cm" draw:z-index="18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    </table:table-cell>
          <table:table-cell table:style-name="Таблица1.C1" office:value-type="string">
            <text:p text:style-name="P23">25, 150</text:p>
          </table:table-cell>
        </table:table-row>
        <table:table-row table:style-name="Таблица1.2">
          <table:table-cell table:style-name="Таблица1.A1" office:value-type="string">
            <text:p text:style-name="P8"><text:span text:style-name="T1">20</text:span></text:p>
          </table:table-cell>
          <table:table-cell table:style-name="Таблица1.A1" office:value-type="string">
            <text:p text:style-name="P27"><draw:frame draw:style-name="fr2" draw:name="Объект40" text:anchor-type="as-char" svg:width="6.186cm" svg:height="0.554cm" draw:z-index="19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  </table:table-cell>
          <table:table-cell table:style-name="Таблица1.C1" office:value-type="string">
            <text:p text:style-name="P23">30, 133</text:p>
          </table:table-cell>
        </table:table-row>
      </table:table>
      <text:p text:style-name="P1"/>
      <text:p text:style-name="P25"><text:span text:style-name="T7">Отчёт (при любой форме сдачи) должен содержать:</text:span></text:p>
      <text:p text:style-name="P25"><text:span text:style-name="T7">1. Постановка задачи.</text:span></text:p>
      <text:p text:style-name="P25"><text:span text:style-name="T7">2. Листинг кода.</text:span></text:p>
      <text:p text:style-name="P25"><text:span text:style-name="T7">3. Результаты вычислительных экспериментов должны быть представлены в форме рисунков, из которых ясна топология функции и траектория поиска точки минимума. Напоминаю, что рисунки должны быть не только информативны, но и легко читабельны!!</text:span></text:p>
      <text:p text:style-name="P25"><text:span text:style-name="T7">4. Сводная таблица с результатами вычислительных экспериментов, в которой обязательно должно содержаться результат работы алгоритмов, количество итераций и затраченное на достижение заданной точности количество вычисленных значений целевой функции (а также градиентов и вторых частных производных для методов первого и второго порядков).</text:span></text:p>
      <text:p text:style-name="P25"><text:span text:style-name="T7">5. Выводы, сделанные при анализе полученных результатов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mbria Math" svg:font-family="'Cambria Math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7T13:21:29.544000000</meta:creation-date>
    <dc:date>2022-09-17T14:48:53.573000000</dc:date>
    <meta:editing-duration>PT1H4M55S</meta:editing-duration>
    <meta:editing-cycles>14</meta:editing-cycles>
    <meta:generator>LibreOffice/7.0.6.2$Windows_X86_64 LibreOffice_project/144abb84a525d8e30c9dbbefa69cbbf2d8d4ae3b</meta:generator>
    <meta:document-statistic meta:table-count="1" meta:image-count="0" meta:object-count="26" meta:page-count="2" meta:paragraph-count="104" meta:word-count="442" meta:character-count="3079" meta:non-whitespace-character-count="2734"/>
  </office:meta>
</office:document-meta>
</file>

<file path=Object 1/content.xml><?xml version="1.0" encoding="utf-8"?>
<math xmlns="http://www.w3.org/1998/Math/MathML" display="block">
  <semantics>
    <mi>α</mi>
    <annotation encoding="StarMath 5.0">%alpha</annotation>
  </semantics>
</math>
</file>

<file path=Object 10/content.xml><?xml version="1.0" encoding="utf-8"?>
<math xmlns="http://www.w3.org/1998/Math/MathML" display="block">
  <semantics>
    <mi>α</mi>
    <annotation encoding="StarMath 5.0">%alpha</annotation>
  </semantics>
</math>
</file>

<file path=Object 11/content.xml><?xml version="1.0" encoding="utf-8"?>
<math xmlns="http://www.w3.org/1998/Math/MathML" display="block">
  <semantics>
    <mrow>
      <mn>2</mn>
      <msup>
        <mi>x</mi>
        <mn>2</mn>
      </msup>
      <mi>−</mi>
      <mn>4</mn>
      <mrow>
        <mi mathvariant="italic">xy</mi>
        <mo stretchy="false">+</mo>
        <mn>5</mn>
      </mrow>
      <msup>
        <mi>y</mi>
        <mn>2</mn>
      </msup>
      <mi>−</mi>
      <mn>4</mn>
      <msqrt>
        <mn>5</mn>
      </msqrt>
      <mrow>
        <mrow>
          <mo fence="true" stretchy="true">(</mo>
          <mrow>
            <mrow>
              <mi>x</mi>
              <mi>−</mi>
              <mi>y</mi>
            </mrow>
          </mrow>
          <mo fence="true" stretchy="true">)</mo>
        </mrow>
        <mo stretchy="false">+</mo>
        <mn>4</mn>
      </mrow>
    </mrow>
    <annotation encoding="StarMath 5.0">2 {x} ^ {2} − 4 xy + 5 {y} ^ {2} − 4 sqrt {5} left (x − y right ) + 4</annotation>
  </semantics>
</math>
</file>

<file path=Object 13/content.xml><?xml version="1.0" encoding="utf-8"?>
<math xmlns="http://www.w3.org/1998/Math/MathML" display="block">
  <semantics>
    <mrow>
      <mn>5</mn>
      <mrow>
        <msup>
          <mi>x</mi>
          <mn>2</mn>
        </msup>
        <mo stretchy="false">+</mo>
        <mn>4</mn>
      </mrow>
      <mrow>
        <mi mathvariant="italic">xy</mi>
        <mo stretchy="false">+</mo>
        <mn>2</mn>
      </mrow>
      <mrow>
        <msup>
          <mi>y</mi>
          <mn>2</mn>
        </msup>
        <mo stretchy="false">+</mo>
        <mn>4</mn>
      </mrow>
      <msqrt>
        <mn>5</mn>
      </msqrt>
      <mrow>
        <mrow>
          <mo fence="true" stretchy="true">(</mo>
          <mrow>
            <mrow>
              <mi>x</mi>
              <mo stretchy="false">+</mo>
              <mi>y</mi>
            </mrow>
          </mrow>
          <mo fence="true" stretchy="true">)</mo>
        </mrow>
        <mo stretchy="false">+</mo>
        <mn>51</mn>
      </mrow>
    </mrow>
    <annotation encoding="StarMath 5.0">5 {x} ^ {2} + 4 xy + 2 {y} ^ {2} + 4 sqrt {5} left (x + y right ) + 51</annotation>
  </semantics>
</math>
</file>

<file path=Object 15/content.xml><?xml version="1.0" encoding="utf-8"?>
<math xmlns="http://www.w3.org/1998/Math/MathML" display="block">
  <semantics>
    <mrow>
      <mn>10</mn>
      <msup>
        <mi>x</mi>
        <mn>2</mn>
      </msup>
      <mi>−</mi>
      <mn>4</mn>
      <mrow>
        <mi mathvariant="italic">xy</mi>
        <mo stretchy="false">+</mo>
        <mn>7</mn>
      </mrow>
      <msup>
        <mi>y</mi>
        <mn>2</mn>
      </msup>
      <mi>−</mi>
      <mn>4</mn>
      <msqrt>
        <mn>5</mn>
      </msqrt>
      <mrow>
        <mo fence="true" stretchy="true">(</mo>
        <mrow>
          <mrow>
            <mn>5</mn>
            <mi>x</mi>
            <mi>−</mi>
            <mi>y</mi>
          </mrow>
        </mrow>
        <mo fence="true" stretchy="true">)</mo>
      </mrow>
      <mi>−</mi>
      <mn>16</mn>
    </mrow>
    <annotation encoding="StarMath 5.0">10 {x} ^ {2} − 4 xy + 7 {y} ^ {2} − 4 sqrt {5} left (5 x − y right ) − 16</annotation>
  </semantics>
</math>
</file>

<file path=Object 17/content.xml><?xml version="1.0" encoding="utf-8"?>
<math xmlns="http://www.w3.org/1998/Math/MathML" display="block">
  <semantics>
    <mrow>
      <mn>5</mn>
      <msup>
        <mi>x</mi>
        <mn>2</mn>
      </msup>
      <mi>−</mi>
      <mn>4</mn>
      <mrow>
        <mi mathvariant="italic">xy</mi>
        <mo stretchy="false">+</mo>
        <mn>8</mn>
      </mrow>
      <mrow>
        <msup>
          <mi>y</mi>
          <mn>2</mn>
        </msup>
        <mo stretchy="false">+</mo>
        <mn>8</mn>
      </mrow>
      <msqrt>
        <mn>5</mn>
      </msqrt>
      <mrow>
        <mo fence="true" stretchy="true">(</mo>
        <mrow>
          <mrow>
            <mn>2</mn>
            <mrow>
              <mi>x</mi>
              <mo stretchy="false">+</mo>
              <mi>y</mi>
            </mrow>
          </mrow>
        </mrow>
        <mo fence="true" stretchy="true">)</mo>
      </mrow>
      <mi>−</mi>
      <mn>44</mn>
    </mrow>
    <annotation encoding="StarMath 5.0">5 {x} ^ {2} − 4 xy + 8 {y} ^ {2} + 8 sqrt {5} left (2 x + y right ) − 44</annotation>
  </semantics>
</math>
</file>

<file path=Object 19/content.xml><?xml version="1.0" encoding="utf-8"?>
<math xmlns="http://www.w3.org/1998/Math/MathML" display="block">
  <semantics>
    <mrow>
      <mn>7</mn>
      <mrow>
        <msup>
          <mi>x</mi>
          <mn>2</mn>
        </msup>
        <mo stretchy="false">+</mo>
        <mn>4</mn>
      </mrow>
      <mrow>
        <mi mathvariant="italic">xy</mi>
        <mo stretchy="false">+</mo>
        <mn>4</mn>
      </mrow>
      <mrow>
        <msup>
          <mi>y</mi>
          <mn>2</mn>
        </msup>
        <mo stretchy="false">+</mo>
        <mn>6</mn>
      </mrow>
      <msqrt>
        <mn>5</mn>
      </msqrt>
      <mrow>
        <mrow>
          <mo fence="true" stretchy="true">(</mo>
          <mrow>
            <mrow>
              <mi>x</mi>
              <mi>−</mi>
              <mn>2</mn>
              <mi>y</mi>
            </mrow>
          </mrow>
          <mo fence="true" stretchy="true">)</mo>
        </mrow>
        <mo stretchy="false">+</mo>
        <mn>51</mn>
      </mrow>
    </mrow>
    <annotation encoding="StarMath 5.0">7 {x} ^ {2} + 4 xy + 4 {y} ^ {2} + 6 sqrt {5} left (x − 2 y right ) + 51</annotation>
  </semantics>
</math>
</file>

<file path=Object 2/content.xml><?xml version="1.0" encoding="utf-8"?>
<math xmlns="http://www.w3.org/1998/Math/MathML" display="block">
  <semantics>
    <mi>α</mi>
    <annotation encoding="StarMath 5.0">%alpha</annotation>
  </semantics>
</math>
</file>

<file path=Object 21/content.xml><?xml version="1.0" encoding="utf-8"?>
<math xmlns="http://www.w3.org/1998/Math/MathML" display="block">
  <semantics>
    <mrow>
      <mn>6</mn>
      <msup>
        <mi>x</mi>
        <mn>2</mn>
      </msup>
      <mi>−</mi>
      <mn>4</mn>
      <mrow>
        <mi mathvariant="italic">xy</mi>
        <mo stretchy="false">+</mo>
        <mn>3</mn>
      </mrow>
      <mrow>
        <msup>
          <mi>y</mi>
          <mn>2</mn>
        </msup>
        <mo stretchy="false">+</mo>
        <mn>4</mn>
      </mrow>
      <msqrt>
        <mn>5</mn>
      </msqrt>
      <mrow>
        <mrow>
          <mo fence="true" stretchy="true">(</mo>
          <mrow>
            <mrow>
              <mrow>
                <mi>x</mi>
                <mo stretchy="false">+</mo>
                <mn>2</mn>
              </mrow>
              <mi>y</mi>
            </mrow>
          </mrow>
          <mo fence="true" stretchy="true">)</mo>
        </mrow>
        <mo stretchy="false">+</mo>
        <mn>22</mn>
      </mrow>
    </mrow>
    <annotation encoding="StarMath 5.0">6 {x} ^ {2} − 4 xy + 3 {y} ^ {2} + 4 sqrt {5} left (x + 2 y right ) + 22</annotation>
  </semantics>
</math>
</file>

<file path=Object 23/content.xml><?xml version="1.0" encoding="utf-8"?>
<math xmlns="http://www.w3.org/1998/Math/MathML" display="block">
  <semantics>
    <mrow>
      <mn>2</mn>
      <msup>
        <mi>x</mi>
        <mn>2</mn>
      </msup>
      <mi>−</mi>
      <mn>4</mn>
      <mrow>
        <mi mathvariant="italic">xy</mi>
        <mo stretchy="false">+</mo>
        <mn>5</mn>
      </mrow>
      <msup>
        <mi>y</mi>
        <mn>2</mn>
      </msup>
      <mi>−</mi>
      <mn>4</mn>
      <msqrt>
        <mn>5</mn>
      </msqrt>
      <mrow>
        <mrow>
          <mo fence="true" stretchy="true">(</mo>
          <mrow>
            <mrow>
              <mi>x</mi>
              <mi>−</mi>
              <mi>y</mi>
            </mrow>
          </mrow>
          <mo fence="true" stretchy="true">)</mo>
        </mrow>
        <mo stretchy="false">+</mo>
        <mn>4</mn>
      </mrow>
    </mrow>
    <annotation encoding="StarMath 5.0">2 {x} ^ {2} − 4 xy + 5 {y} ^ {2} − 4 sqrt {5} left (x − y right ) + 4</annotation>
  </semantics>
</math>
</file>

<file path=Object 25/content.xml><?xml version="1.0" encoding="utf-8"?>
<math xmlns="http://www.w3.org/1998/Math/MathML" display="block">
  <semantics>
    <mrow>
      <mn>5</mn>
      <mrow>
        <msup>
          <mi>x</mi>
          <mn>2</mn>
        </msup>
        <mo stretchy="false">+</mo>
        <mn>4</mn>
      </mrow>
      <mrow>
        <mi mathvariant="italic">xy</mi>
        <mo stretchy="false">+</mo>
        <mn>2</mn>
      </mrow>
      <mrow>
        <msup>
          <mi>y</mi>
          <mn>2</mn>
        </msup>
        <mo stretchy="false">+</mo>
        <mn>4</mn>
      </mrow>
      <msqrt>
        <mn>5</mn>
      </msqrt>
      <mrow>
        <mrow>
          <mo fence="true" stretchy="true">(</mo>
          <mrow>
            <mrow>
              <mi>x</mi>
              <mo stretchy="false">+</mo>
              <mi>y</mi>
            </mrow>
          </mrow>
          <mo fence="true" stretchy="true">)</mo>
        </mrow>
        <mo stretchy="false">+</mo>
        <mn>51</mn>
      </mrow>
    </mrow>
    <annotation encoding="StarMath 5.0">5 {x} ^ {2} + 4 xy + 2 {y} ^ {2} + 4 sqrt {5} left (x + y right ) + 51</annotation>
  </semantics>
</math>
</file>

<file path=Object 27/content.xml><?xml version="1.0" encoding="utf-8"?>
<math xmlns="http://www.w3.org/1998/Math/MathML" display="block">
  <semantics>
    <mrow>
      <mn>10</mn>
      <msup>
        <mi>x</mi>
        <mn>2</mn>
      </msup>
      <mi>−</mi>
      <mn>4</mn>
      <mrow>
        <mi mathvariant="italic">xy</mi>
        <mo stretchy="false">+</mo>
        <mn>7</mn>
      </mrow>
      <msup>
        <mi>y</mi>
        <mn>2</mn>
      </msup>
      <mi>−</mi>
      <mn>4</mn>
      <msqrt>
        <mn>5</mn>
      </msqrt>
      <mrow>
        <mo fence="true" stretchy="true">(</mo>
        <mrow>
          <mrow>
            <mn>5</mn>
            <mi>x</mi>
            <mi>−</mi>
            <mi>y</mi>
          </mrow>
        </mrow>
        <mo fence="true" stretchy="true">)</mo>
      </mrow>
      <mi>−</mi>
      <mn>16</mn>
    </mrow>
    <annotation encoding="StarMath 5.0">10 {x} ^ {2} − 4 xy + 7 {y} ^ {2} − 4 sqrt {5} left (5 x − y right ) − 16</annotation>
  </semantics>
</math>
</file>

<file path=Object 29/content.xml><?xml version="1.0" encoding="utf-8"?>
<math xmlns="http://www.w3.org/1998/Math/MathML" display="block">
  <semantics>
    <mrow>
      <mn>5</mn>
      <msup>
        <mi>x</mi>
        <mn>2</mn>
      </msup>
      <mi>−</mi>
      <mn>4</mn>
      <mrow>
        <mi mathvariant="italic">xy</mi>
        <mo stretchy="false">+</mo>
        <mn>8</mn>
      </mrow>
      <mrow>
        <msup>
          <mi>y</mi>
          <mn>2</mn>
        </msup>
        <mo stretchy="false">+</mo>
        <mn>8</mn>
      </mrow>
      <msqrt>
        <mn>5</mn>
      </msqrt>
      <mrow>
        <mo fence="true" stretchy="true">(</mo>
        <mrow>
          <mrow>
            <mn>2</mn>
            <mrow>
              <mi>x</mi>
              <mo stretchy="false">+</mo>
              <mi>y</mi>
            </mrow>
          </mrow>
        </mrow>
        <mo fence="true" stretchy="true">)</mo>
      </mrow>
      <mi>−</mi>
      <mn>44</mn>
    </mrow>
    <annotation encoding="StarMath 5.0">5 {x} ^ {2} − 4 xy + 8 {y} ^ {2} + 8 sqrt {5} left (2 x + y right ) − 44</annotation>
  </semantics>
</math>
</file>

<file path=Object 3/content.xml><?xml version="1.0" encoding="utf-8"?>
<math xmlns="http://www.w3.org/1998/Math/MathML" display="block">
  <semantics>
    <mrow>
      <mn>10</mn>
      <msup>
        <mi>x</mi>
        <mn>2</mn>
      </msup>
      <mi>−</mi>
      <mn>4</mn>
      <mrow>
        <mi mathvariant="italic">xy</mi>
        <mo stretchy="false">+</mo>
        <mn>7</mn>
      </mrow>
      <msup>
        <mi>y</mi>
        <mn>2</mn>
      </msup>
      <mi>−</mi>
      <mn>4</mn>
      <msqrt>
        <mn>5</mn>
      </msqrt>
      <mrow>
        <mo fence="true" stretchy="true">(</mo>
        <mrow>
          <mrow>
            <mn>5</mn>
            <mi>x</mi>
            <mi>−</mi>
            <mi>y</mi>
          </mrow>
        </mrow>
        <mo fence="true" stretchy="true">)</mo>
      </mrow>
      <mi>−</mi>
      <mn>16</mn>
    </mrow>
    <annotation encoding="StarMath 5.0">10 {x} ^ {2} − 4 xy + 7 {y} ^ {2} − 4 sqrt {5} left (5 x − y right ) − 16</annotation>
  </semantics>
</math>
</file>

<file path=Object 31/content.xml><?xml version="1.0" encoding="utf-8"?>
<math xmlns="http://www.w3.org/1998/Math/MathML" display="block">
  <semantics>
    <mrow>
      <mn>7</mn>
      <mrow>
        <msup>
          <mi>x</mi>
          <mn>2</mn>
        </msup>
        <mo stretchy="false">+</mo>
        <mn>4</mn>
      </mrow>
      <mrow>
        <mi mathvariant="italic">xy</mi>
        <mo stretchy="false">+</mo>
        <mn>4</mn>
      </mrow>
      <mrow>
        <msup>
          <mi>y</mi>
          <mn>2</mn>
        </msup>
        <mo stretchy="false">+</mo>
        <mn>6</mn>
      </mrow>
      <msqrt>
        <mn>5</mn>
      </msqrt>
      <mrow>
        <mrow>
          <mo fence="true" stretchy="true">(</mo>
          <mrow>
            <mrow>
              <mi>x</mi>
              <mi>−</mi>
              <mn>2</mn>
              <mi>y</mi>
            </mrow>
          </mrow>
          <mo fence="true" stretchy="true">)</mo>
        </mrow>
        <mo stretchy="false">+</mo>
        <mn>51</mn>
      </mrow>
    </mrow>
    <annotation encoding="StarMath 5.0">7 {x} ^ {2} + 4 xy + 4 {y} ^ {2} + 6 sqrt {5} left (x − 2 y right ) + 51</annotation>
  </semantics>
</math>
</file>

<file path=Object 33/content.xml><?xml version="1.0" encoding="utf-8"?>
<math xmlns="http://www.w3.org/1998/Math/MathML" display="block">
  <semantics>
    <mrow>
      <mn>6</mn>
      <msup>
        <mi>x</mi>
        <mn>2</mn>
      </msup>
      <mi>−</mi>
      <mn>4</mn>
      <mrow>
        <mi mathvariant="italic">xy</mi>
        <mo stretchy="false">+</mo>
        <mn>3</mn>
      </mrow>
      <mrow>
        <msup>
          <mi>y</mi>
          <mn>2</mn>
        </msup>
        <mo stretchy="false">+</mo>
        <mn>4</mn>
      </mrow>
      <msqrt>
        <mn>5</mn>
      </msqrt>
      <mrow>
        <mrow>
          <mo fence="true" stretchy="true">(</mo>
          <mrow>
            <mrow>
              <mrow>
                <mi>x</mi>
                <mo stretchy="false">+</mo>
                <mn>2</mn>
              </mrow>
              <mi>y</mi>
            </mrow>
          </mrow>
          <mo fence="true" stretchy="true">)</mo>
        </mrow>
        <mo stretchy="false">+</mo>
        <mn>22</mn>
      </mrow>
    </mrow>
    <annotation encoding="StarMath 5.0">6 {x} ^ {2} − 4 xy + 3 {y} ^ {2} + 4 sqrt {5} left (x + 2 y right ) + 22</annotation>
  </semantics>
</math>
</file>

<file path=Object 35/content.xml><?xml version="1.0" encoding="utf-8"?>
<math xmlns="http://www.w3.org/1998/Math/MathML" display="block">
  <semantics>
    <mrow>
      <mn>2</mn>
      <msup>
        <mi>x</mi>
        <mn>2</mn>
      </msup>
      <mi>−</mi>
      <mn>4</mn>
      <mrow>
        <mi mathvariant="italic">xy</mi>
        <mo stretchy="false">+</mo>
        <mn>5</mn>
      </mrow>
      <msup>
        <mi>y</mi>
        <mn>2</mn>
      </msup>
      <mi>−</mi>
      <mn>4</mn>
      <msqrt>
        <mn>5</mn>
      </msqrt>
      <mrow>
        <mrow>
          <mo fence="true" stretchy="true">(</mo>
          <mrow>
            <mrow>
              <mi>x</mi>
              <mi>−</mi>
              <mi>y</mi>
            </mrow>
          </mrow>
          <mo fence="true" stretchy="true">)</mo>
        </mrow>
        <mo stretchy="false">+</mo>
        <mn>4</mn>
      </mrow>
    </mrow>
    <annotation encoding="StarMath 5.0">2 {x} ^ {2} − 4 xy + 5 {y} ^ {2} − 4 sqrt {5} left (x − y right ) + 4</annotation>
  </semantics>
</math>
</file>

<file path=Object 37/content.xml><?xml version="1.0" encoding="utf-8"?>
<math xmlns="http://www.w3.org/1998/Math/MathML" display="block">
  <semantics>
    <mrow>
      <mn>5</mn>
      <mrow>
        <msup>
          <mi>x</mi>
          <mn>2</mn>
        </msup>
        <mo stretchy="false">+</mo>
        <mn>4</mn>
      </mrow>
      <mrow>
        <mi mathvariant="italic">xy</mi>
        <mo stretchy="false">+</mo>
        <mn>2</mn>
      </mrow>
      <mrow>
        <msup>
          <mi>y</mi>
          <mn>2</mn>
        </msup>
        <mo stretchy="false">+</mo>
        <mn>4</mn>
      </mrow>
      <msqrt>
        <mn>5</mn>
      </msqrt>
      <mrow>
        <mrow>
          <mo fence="true" stretchy="true">(</mo>
          <mrow>
            <mrow>
              <mi>x</mi>
              <mo stretchy="false">+</mo>
              <mi>y</mi>
            </mrow>
          </mrow>
          <mo fence="true" stretchy="true">)</mo>
        </mrow>
        <mo stretchy="false">+</mo>
        <mn>51</mn>
      </mrow>
    </mrow>
    <annotation encoding="StarMath 5.0">5 {x} ^ {2} + 4 xy + 2 {y} ^ {2} + 4 sqrt {5} left (x + y right ) + 51</annotation>
  </semantics>
</math>
</file>

<file path=Object 39/content.xml><?xml version="1.0" encoding="utf-8"?>
<math xmlns="http://www.w3.org/1998/Math/MathML" display="block">
  <semantics>
    <mrow>
      <mn>5</mn>
      <mrow>
        <msup>
          <mi>x</mi>
          <mn>2</mn>
        </msup>
        <mo stretchy="false">+</mo>
        <mn>4</mn>
      </mrow>
      <mrow>
        <mi mathvariant="italic">xy</mi>
        <mo stretchy="false">+</mo>
        <mn>2</mn>
      </mrow>
      <mrow>
        <msup>
          <mi>y</mi>
          <mn>2</mn>
        </msup>
        <mo stretchy="false">+</mo>
        <mn>4</mn>
      </mrow>
      <msqrt>
        <mn>5</mn>
      </msqrt>
      <mrow>
        <mrow>
          <mo fence="true" stretchy="true">(</mo>
          <mrow>
            <mrow>
              <mi>x</mi>
              <mo stretchy="false">+</mo>
              <mi>y</mi>
            </mrow>
          </mrow>
          <mo fence="true" stretchy="true">)</mo>
        </mrow>
        <mo stretchy="false">+</mo>
        <mn>51</mn>
      </mrow>
    </mrow>
    <annotation encoding="StarMath 5.0">5 {x} ^ {2} + 4 xy + 2 {y} ^ {2} + 4 sqrt {5} left (x + y right ) + 51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α</mi>
      </mrow>
      <mrow>
        <msup>
          <mrow>
            <mo fence="true" stretchy="false">(</mo>
            <mrow>
              <mrow>
                <msup>
                  <mi>x</mi>
                  <mn>2</mn>
                </msup>
                <mi>−</mi>
                <mi>y</mi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x</mi>
                <mi>−</mi>
                <mn>1</mn>
              </mrow>
            </mrow>
            <mo fence="true" stretchy="false">)</mo>
          </mrow>
          <mn>2</mn>
        </msup>
      </mrow>
    </mrow>
    <annotation encoding="StarMath 5.0">f(x,y)=%alpha {({x} ^ {2} − y)} ^ {2}  + {(x − 1)} ^ {2} </annotation>
  </semantics>
</math>
</file>

<file path=Object 41/content.xml><?xml version="1.0" encoding="utf-8"?>
<math xmlns="http://www.w3.org/1998/Math/MathML" display="block">
  <semantics>
    <mrow>
      <mn>10</mn>
      <msup>
        <mi>x</mi>
        <mn>2</mn>
      </msup>
      <mi>−</mi>
      <mn>4</mn>
      <mrow>
        <mi mathvariant="italic">xy</mi>
        <mo stretchy="false">+</mo>
        <mn>7</mn>
      </mrow>
      <msup>
        <mi>y</mi>
        <mn>2</mn>
      </msup>
      <mi>−</mi>
      <mn>4</mn>
      <msqrt>
        <mn>5</mn>
      </msqrt>
      <mrow>
        <mo fence="true" stretchy="true">(</mo>
        <mrow>
          <mrow>
            <mn>5</mn>
            <mi>x</mi>
            <mi>−</mi>
            <mi>y</mi>
          </mrow>
        </mrow>
        <mo fence="true" stretchy="true">)</mo>
      </mrow>
      <mi>−</mi>
      <mn>16</mn>
    </mrow>
    <annotation encoding="StarMath 5.0">10 {x} ^ {2} − 4 xy + 7 {y} ^ {2} − 4 sqrt {5} left (5 x − y right ) − 16</annotation>
  </semantics>
</math>
</file>

<file path=Object 5/content.xml><?xml version="1.0" encoding="utf-8"?>
<math xmlns="http://www.w3.org/1998/Math/MathML" display="block">
  <semantics>
    <mrow>
      <mn>5</mn>
      <msup>
        <mi>x</mi>
        <mn>2</mn>
      </msup>
      <mi>−</mi>
      <mn>4</mn>
      <mrow>
        <mi mathvariant="italic">xy</mi>
        <mo stretchy="false">+</mo>
        <mn>8</mn>
      </mrow>
      <mrow>
        <msup>
          <mi>y</mi>
          <mn>2</mn>
        </msup>
        <mo stretchy="false">+</mo>
        <mn>8</mn>
      </mrow>
      <msqrt>
        <mn>5</mn>
      </msqrt>
      <mrow>
        <mo fence="true" stretchy="true">(</mo>
        <mrow>
          <mrow>
            <mn>2</mn>
            <mrow>
              <mi>x</mi>
              <mo stretchy="false">+</mo>
              <mi>y</mi>
            </mrow>
          </mrow>
        </mrow>
        <mo fence="true" stretchy="true">)</mo>
      </mrow>
      <mi>−</mi>
      <mn>44</mn>
    </mrow>
    <annotation encoding="StarMath 5.0">5 {x} ^ {2} − 4 xy + 8 {y} ^ {2} + 8 sqrt {5} left (2 x + y right ) − 44</annotation>
  </semantics>
</math>
</file>

<file path=Object 6/content.xml><?xml version="1.0" encoding="utf-8"?>
<math xmlns="http://www.w3.org/1998/Math/MathML" display="block">
  <semantics>
    <mrow>
      <mi>ϵ</mi>
      <mo stretchy="false">=</mo>
      <mn>0,01</mn>
    </mrow>
    <annotation encoding="StarMath 5.0">%epsilon = 0,01</annotation>
  </semantics>
</math>
</file>

<file path=Object 7/content.xml><?xml version="1.0" encoding="utf-8"?>
<math xmlns="http://www.w3.org/1998/Math/MathML" display="block">
  <semantics>
    <mrow>
      <mn>7</mn>
      <mrow>
        <msup>
          <mi>x</mi>
          <mn>2</mn>
        </msup>
        <mo stretchy="false">+</mo>
        <mn>4</mn>
      </mrow>
      <mrow>
        <mi mathvariant="italic">xy</mi>
        <mo stretchy="false">+</mo>
        <mn>4</mn>
      </mrow>
      <mrow>
        <msup>
          <mi>y</mi>
          <mn>2</mn>
        </msup>
        <mo stretchy="false">+</mo>
        <mn>6</mn>
      </mrow>
      <msqrt>
        <mn>5</mn>
      </msqrt>
      <mrow>
        <mrow>
          <mo fence="true" stretchy="true">(</mo>
          <mrow>
            <mrow>
              <mi>x</mi>
              <mi>−</mi>
              <mn>2</mn>
              <mi>y</mi>
            </mrow>
          </mrow>
          <mo fence="true" stretchy="true">)</mo>
        </mrow>
        <mo stretchy="false">+</mo>
        <mn>51</mn>
      </mrow>
    </mrow>
    <annotation encoding="StarMath 5.0">7 {x} ^ {2} + 4 xy + 4 {y} ^ {2} + 6 sqrt {5} left (x − 2 y right ) + 51</annotation>
  </semantics>
</math>
</file>

<file path=Object 8/content.xml><?xml version="1.0" encoding="utf-8"?>
<math xmlns="http://www.w3.org/1998/Math/MathML" display="block">
  <semantics>
    <mrow>
      <mi>ϵ</mi>
      <mo stretchy="false">=</mo>
      <mn>0,000001</mn>
    </mrow>
    <annotation encoding="StarMath 5.0">%epsilon = 0,000001</annotation>
  </semantics>
</math>
</file>

<file path=Object 9/content.xml><?xml version="1.0" encoding="utf-8"?>
<math xmlns="http://www.w3.org/1998/Math/MathML" display="block">
  <semantics>
    <mrow>
      <mn>6</mn>
      <msup>
        <mi>x</mi>
        <mn>2</mn>
      </msup>
      <mi>−</mi>
      <mn>4</mn>
      <mrow>
        <mi mathvariant="italic">xy</mi>
        <mo stretchy="false">+</mo>
        <mn>3</mn>
      </mrow>
      <mrow>
        <msup>
          <mi>y</mi>
          <mn>2</mn>
        </msup>
        <mo stretchy="false">+</mo>
        <mn>4</mn>
      </mrow>
      <msqrt>
        <mn>5</mn>
      </msqrt>
      <mrow>
        <mrow>
          <mo fence="true" stretchy="true">(</mo>
          <mrow>
            <mrow>
              <mrow>
                <mi>x</mi>
                <mo stretchy="false">+</mo>
                <mn>2</mn>
              </mrow>
              <mi>y</mi>
            </mrow>
          </mrow>
          <mo fence="true" stretchy="true">)</mo>
        </mrow>
        <mo stretchy="false">+</mo>
        <mn>22</mn>
      </mrow>
    </mrow>
    <annotation encoding="StarMath 5.0">6 {x} ^ {2} − 4 xy + 3 {y} ^ {2} + 4 sqrt {5} left (x + 2 y right ) + 22</annotation>
  </semantics>
</math>
</file>